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/>
    </style:style>
    <style:style style:name="P2" style:parent-style-name="Paragraphedeliste" style:list-style-name="LFO1" style:family="paragraph">
      <style:text-properties fo:font-size="11pt" style:font-size-asian="11pt" style:font-size-complex="11pt"/>
    </style:style>
    <style:style style:name="P3" style:parent-style-name="Normal" style:family="paragraph">
      <style:paragraph-properties fo:text-indent="0.4916in"/>
      <style:text-properties fo:font-size="11pt" style:font-size-asian="11pt" style:font-size-complex="11pt"/>
    </style:style>
  </office:automatic-styles>
  <office:body>
    <office:text text:use-soft-page-breaks="true">
      <text:p text:style-name="P1">Récapitulatif<text:s/></text:p>
      <text:p text:style-name="Normal"/>
      <text:p text:style-name="Normal">5/11/2024 (ROUILLON Ambre)<text:s/>:</text:p>
      <text:list text:style-name="LFO1" text:continue-numbering="true">
        <text:list-item>
          <text:p text:style-name="P2">Création du Git Hub<text:s/>par Yohan sous le nom de <text:s/>« archi_logi »</text:p>
        </text:list-item>
      </text:list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OUILLON Ambre</meta:initial-creator>
    <dc:creator>ROUILLON Ambre</dc:creator>
    <meta:creation-date>2024-11-05T09:40:00Z</meta:creation-date>
    <dc:date>2024-11-05T09:41:00Z</dc:date>
    <meta:template xlink:href="Normal.dotm" xlink:type="simple"/>
    <meta:editing-cycles>4</meta:editing-cycles>
    <meta:editing-duration>PT300S</meta:editing-duration>
    <meta:document-statistic meta:page-count="1" meta:paragraph-count="1" meta:word-count="16" meta:character-count="106" meta:row-count="1" meta:non-whitespace-character-count="91"/>
  </office:meta>
</office:document-meta>
</file>